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1.75mm"/>
    </style:style>
    <style:style style:name="co22" style:family="table-column">
      <style:table-column-properties fo:break-before="auto" style:column-width="18.34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81.67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73.03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3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43.57mm"/>
    </style:style>
    <style:style style:name="co15" style:family="table-column">
      <style:table-column-properties fo:break-before="auto" style:column-width="56.09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28mm"/>
    </style:style>
    <style:style style:name="co18" style:family="table-column">
      <style:table-column-properties fo:break-before="auto" style:column-width="24.17mm"/>
    </style:style>
    <style:style style:name="co19" style:family="table-column">
      <style:table-column-properties fo:break-before="auto" style:column-width="122.06mm"/>
    </style:style>
    <style:style style:name="co20" style:family="table-column">
      <style:table-column-properties fo:break-before="auto" style:column-width="17.46mm"/>
    </style:style>
    <style:style style:name="co21" style:family="table-column">
      <style:table-column-properties fo:break-before="auto" style:column-width="19.76mm"/>
    </style:style>
    <style:style style:name="co23" style:family="table-column">
      <style:table-column-properties fo:break-before="auto" style:column-width="9.53mm"/>
    </style:style>
    <style:style style:name="co24" style:family="table-column">
      <style:table-column-properties fo:break-before="auto" style:column-width="98.78mm"/>
    </style:style>
    <style:style style:name="ro6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>
      <style:text-properties style:text-position=""/>
    </style:style>
    <style:style style:name="ce35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</style:style>
    <style:style style:name="ce34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3" table:default-cell-style-name="ce9"/>
        <table:table-column table:style-name="co24" table:default-cell-style-name="ce9"/>
        <table:table-column table:style-name="co2" table:number-columns-repeated="1002" table:default-cell-style-name="ce9"/>
        <table:table-column table:style-name="co22" table:default-cell-style-name="ce9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32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woodma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1" office:value-type="string" calcext:value-type="string">
            <text:p>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1" office:value-type="string" calcext:value-type="string">
            <text:p>tfg_armor| tfg_helm| tfg_boots| tfg_glove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_good, itm_north_skullcap, itm_north_nasal_helm_good,</text:p>
          </table:table-cell>
          <table:table-cell table:style-name="ce16" office:value-type="string" calcext:value-type="string">
            <text:p>itm_woodme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2_handed_axe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1" office:value-type="string" calcext:value-type="string">
            <text:p>tfg_range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1" office:value-type="string" calcext:value-type="string">
            <text:p>tfg_range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1" office:value-type="string" calcext:value-type="string">
            <text:p>tfg_ranged| tfg_armor| tfg_helm|tfg_boots| tfg_glove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 itm_north_leather_skullcap,</text:p>
          </table:table-cell>
          <table:table-cell table:style-name="ce16" office:value-type="string" calcext:value-type="string">
            <text:p>itm_woodman_scou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xe_a, itm_axe_b, itm_beorn_staf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1" office:value-type="string" calcext:value-type="string">
            <text:p>tfg_ranged| tfg_gloves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elven_bow,itm_arrows,</text:p>
          </table:table-cell>
          <table:table-cell table:style-name="ce16" office:value-type="string" calcext:value-type="string">
            <text:p>itm_axe_c, itm_long_bearded_axe,itm_beorn_staf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4|knows_power_draw_3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style-name="ce14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itm_beorn_axe,itm_dwarf_sword_b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e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e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1" office:value-type="string" calcext:value-type="string">
            <text:p>tfg_armor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padde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1" office:value-type="string" calcext:value-type="string">
            <text:p>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 itm_beor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b,itm_dale_sword,</text:p>
          </table:table-cell>
          <table:table-cell table:style-name="ce16" office:value-type="string" calcext:value-type="string">
            <text:p>itm_beorn_shield,itm_beorn_shield_goo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1" office:value-type="string" calcext:value-type="string">
            <text:p>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a,itm_dwarf_sword_b,itm_dale_sword,itm_dale_sword_long,</text:p>
          </table:table-cell>
          <table:table-cell table:style-name="ce16" office:value-type="string" calcext:value-type="string">
            <text:p>itm_beorn_shield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5|knows_shield_5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1" office:value-type="string" calcext:value-type="string">
            <text:p>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,itm_beorn_battle_axe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4|knows_ironflesh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1" office:value-type="string" calcext:value-type="string">
            <text:p>tfg_gloves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berserk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battle_axe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power_strike_6|knows_ironflesh_8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1" office:value-type="string" calcext:value-type="string">
            <text:p>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chie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_reward,</text:p>
          </table:table-cell>
          <table:table-cell table:style-name="ce16" office:value-type="string" calcext:value-type="string">
            <text:p>itm_beorn_shield_rewa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6|knows_shield_7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0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1" office:value-type="string" calcext:value-type="string">
            <text:p>tfg_boots| 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fur_coat, itm_blue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ale_pike, itm_dale_sword, itm_arrows,itm_short_bow,itm_axe_a,</text:p>
          </table:table-cell>
          <table:table-cell table:style-name="ce16" office:value-type="string" calcext:value-type="string">
            <text:p>itm_north_round_shiel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0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1" office:value-type="string" calcext:value-type="string">
            <text:p>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6" office:value-type="string" calcext:value-type="string">
            <text:p>itm_dale_light_a, itm_dale_light_a_good, itm_dale_med_b_ba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sword,itm_dale_pike, itm_axe_a, itm_axe_b, itm_axe_c,</text:p>
          </table:table-cell>
          <table:table-cell table:style-name="ce16" office:value-type="string" calcext:value-type="string">
            <text:p>itm_north_round_shield, itm_dale_shield_c, itm_dale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0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1" office:value-type="string" calcext:value-type="string">
            <text:p>tfg_ranged| tfg_boots| 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</text:p>
          </table:table-cell>
          <table:table-cell table:style-name="ce16" office:value-type="string" calcext:value-type="string">
            <text:p><text:s/>itm_dale_light_a, itm_dale_light_a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regular_bow,</text:p>
          </table:table-cell>
          <table:table-cell table:style-name="ce16" office:value-type="string" calcext:value-type="string">
            <text:p>itm_dale_sword, itm_axe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0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1" office:value-type="string" calcext:value-type="string">
            <text:p>tfg_range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b,itm_dale_helmet_b,itm_dale_helmet_b, itm_dale_helmet_b_good,</text:p>
          </table:table-cell>
          <table:table-cell table:style-name="ce16" office:value-type="string" calcext:value-type="string">
            <text:p>itm_dale_med_b,itm_dale_med_b_bad,itm_dale_med_b_ok,itm_dale_med_b_bad,itm_dale_med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a, itm_axe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1" office:value-type="string" calcext:value-type="string">
            <text:p>tfg_range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,itm_dale_helmet_c,</text:p>
          </table:table-cell>
          <table:table-cell table:style-name="ce16" office:value-type="string" calcext:value-type="string">
            <text:p>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b, itm_axe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3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1" office:value-type="string" calcext:value-type="string">
            <text:p>tfg_range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_good,itm_dale_helmet_c_good,</text:p>
          </table:table-cell>
          <table:table-cell table:style-name="ce16" office:value-type="string" calcext:value-type="string">
            <text:p>itm_dale_med_c,itm_dale_med_c_bad,itm_dale_med_c_good,itm_dale_med_c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ironflesh_2|knows_power_draw_4|knows_power_strike_1|knows_athletics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1" office:value-type="string" calcext:value-type="string">
            <text:p>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d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</text:p>
          </table:table-cell>
          <table:table-cell table:style-name="ce16" office:value-type="string" calcext:value-type="string">
            <text:p>itm_dale_shield_a, itm_dale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0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1" office:value-type="string" calcext:value-type="string">
            <text:p>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itm_dale_sword_broad,itm_axe_d,</text:p>
          </table:table-cell>
          <table:table-cell table:style-name="ce16" office:value-type="string" calcext:value-type="string">
            <text:p>itm_dale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1" office:value-type="string" calcext:value-type="string">
            <text:p>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e,</text:p>
          </table:table-cell>
          <table:table-cell table:style-name="ce16" office:value-type="string" calcext:value-type="string">
            <text:p>itm_dale_heavy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 office:value-type="string" calcext:value-type="string">
            <text:p>itm_dale_shield_b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1" office:value-type="string" calcext:value-type="string">
            <text:p>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b_good,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pik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0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1" office:value-type="string" calcext:value-type="string">
            <text:p>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c, itm_dale_med_c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1" office:value-type="string" calcext:value-type="string">
            <text:p>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f,</text:p>
          </table:table-cell>
          <table:table-cell table:style-name="ce16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5|knows_power_strike_4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1" office:value-type="string" calcext:value-type="string">
            <text:p>tfg_boots| tfg_armor| 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dale_light_b, itm_dale_light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pik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2|knows_athletics_1|knows_ironflesh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0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1" office:value-type="string" calcext:value-type="string">
            <text:p>tf_mounted| tfg_boots| tfg_armor| tfg_helm| tfg_horse| 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dale_light_b_good, itm_dale_light_b_reinf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4|knows_athletics_1|knows_ironflesh_1|knows_power_strike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0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1" office:value-type="string" calcext:value-type="string">
            <text:p>tf_mounted| tfg_boots| tfg_armor| tfg_helm| tfg_horse| 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_good, itm_north_skullcap, itm_north_nasal_helm, itm_north_skullcap_good,</text:p>
          </table:table-cell>
          <table:table-cell table:style-name="ce16" office:value-type="string" calcext:value-type="string">
            <text:p>itm_dale_med_a_bad, itm_dale_med_a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5|knows_ironflesh_2|knows_power_strike_2|knows_shield_4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1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itm_north_skullcap_good,</text:p>
          </table:table-cell>
          <table:table-cell table:style-name="ce16" office:value-type="string" calcext:value-type="string">
            <text:p>itm_dale_med_a_good,itm_dale_med_a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long, itm_javelin, itm_javelin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8|knows_shield_5|knows_ironflesh_3|knows_power_strike_3|knows_power_throw_6|knows_horse_archery_5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1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 itm_north_nasal_helm_good,</text:p>
          </table:table-cell>
          <table:table-cell table:style-name="ce16" office:value-type="string" calcext:value-type="string">
            <text:p>itm_dale_heavy_c,itm_dale_heavy_c_good,</text:p>
          </table:table-cell>
          <table:table-cell table:style-name="ce16" office:value-type="string" calcext:value-type="string">
            <text:p>itm_leather_gloves,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7|knows_shield_6|knows_ironflesh_4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0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1" office:value-type="string" calcext:value-type="string">
            <text:p>tf_evil_man| tf_mounted| tfg_boots| 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hortsword,</text:p>
          </table:table-cell>
          <table:table-cell table:style-name="ce16" office:value-type="string" calcext:value-type="string">
            <text:p>itm_arrows,itm_hunting_bow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1" office:value-type="string" calcext:value-type="string">
            <text:p>tf_evil_man| tf_mounted| tfg_boots| tfg_armor| tfg_horse| tfg_range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falchion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1" office:value-type="string" calcext:value-type="string">
            <text:p>tf_evil_man| tf_mounted| tfg_boots| tfg_armor| tfg_ranged| tfg_hors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1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1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l,itm_rhun_helm_i,itm_rhun_helm_j,</text:p>
          </table:table-cell>
          <table:table-cell table:style-name="ce16" office:value-type="string" calcext:value-type="string">
            <text:p>itm_rhun_armor_o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rhun_bow,</text:p>
          </table:table-cell>
          <table:table-cell table:style-name="ce16" office:value-type="string" calcext:value-type="string">
            <text:p>itm_rhun_sword,itm_rhun_bull1_shield,itm_rhun_bull2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1" office:value-type="string" calcext:value-type="string">
            <text:p>tf_evil_man| tf_mounted| tfg_boots| tfg_armor| tfg_ranged| tfg_hors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a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1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1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1" office:value-type="string" calcext:value-type="string">
            <text:p>tf_evil_man| tfg_boots| tfg_armor| 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shortsword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1" office:value-type="string" calcext:value-type="string">
            <text:p>tf_evil_man| tfg_boots| tfg_armor| 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glaive,itm_rhun_greatfalchion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1" office:value-type="string" calcext:value-type="string">
            <text:p>tf_evil_man| 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itm_rhun_helm_i,</text:p>
          </table:table-cell>
          <table:table-cell table:style-name="ce16" office:value-type="string" calcext:value-type="string">
            <text:p>itm_rhun_armor_j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laive,itm_rhun_greatfalchion,itm_rhun_battleaxe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1" office:value-type="string" calcext:value-type="string">
            <text:p>tf_evil_man| tfg_shield| tfg_boots| tfg_armor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reataxe,itm_rhun_battleaxe,itm_rhun_greatsword,</text:p>
          </table:table-cell>
          <table:table-cell table:style-name="ce16" office:value-type="string" calcext:value-type="string">
            <text:p>itm_rhun_bull2_shiel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1" office:value-type="string" calcext:value-type="string">
            <text:p>tf_evil_man| tf_mounted| tfg_boots| tfg_armor| tfg_hors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1" office:value-type="string" calcext:value-type="string">
            <text:p>tf_evil_man| tf_mounted| tfg_boots| tfg_armor| tfg_hors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1" office:value-type="string" calcext:value-type="string">
            <text:p>tf_evil_man| tf_mounted| tfg_boots| tfg_armor| tfg_horse| tfg_shield|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n,itm_rhun_armor_h,itm_rhun_armor_g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bull1_shield,itm_rhun_bull2_shield,</text:p>
          </table:table-cell>
          <table:table-cell table:style-name="ce16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1" office:value-type="string" calcext:value-type="string">
            <text:p>tf_evil_man| tf_mounted| tfg_boots| tfg_armor| tfg_horse| tfg_shield|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b,itm_rhun_helm_g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sword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1" office:value-type="string" calcext:value-type="string">
            <text:p>tf_evil_man| tf_mounted| tfg_boots| tfg_armor| tfg_horse| tfg_shield|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n,itm_rhun_helm_o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falchion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0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warven_apprentice</text:p>
          </table:table-cell>
          <table:table-cell table:style-name="ce6" office:value-type="string" calcext:value-type="string">
            <text:p>Apprentice-dwarf</text:p>
          </table:table-cell>
          <table:table-cell table:style-name="ce6" office:value-type="string" calcext:value-type="string">
            <text:p>Apprentice-dwarves</text:p>
          </table:table-cell>
          <table:table-cell table:style-name="ce11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29" office:value-type="string" calcext:value-type="string">
            <text:p>dwarf_face_2</text:p>
          </table:table-cell>
          <table:table-cell table:style-name="ce29" office:value-type="string" calcext:value-type="string">
            <text:p>dwarf_face_3</text:p>
          </table:table-cell>
          <table:table-cell table:style-name="ce30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warven_warrior</text:p>
          </table:table-cell>
          <table:table-cell table:style-name="ce6" office:value-type="string" calcext:value-type="string">
            <text:p>Warrior-dwarf</text:p>
          </table:table-cell>
          <table:table-cell table:style-name="ce6" office:value-type="string" calcext:value-type="string">
            <text:p>Warrior-dwarves</text:p>
          </table:table-cell>
          <table:table-cell table:style-name="ce11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warven_hardened_warrior</text:p>
          </table:table-cell>
          <table:table-cell table:style-name="ce6" office:value-type="string" calcext:value-type="string">
            <text:p>Hardened_Warrior-dwarf</text:p>
          </table:table-cell>
          <table:table-cell table:style-name="ce6" office:value-type="string" calcext:value-type="string">
            <text:p>Hardened_Warrior-dwarve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0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ven_spearman</text:p>
          </table:table-cell>
          <table:table-cell table:style-name="ce6" office:value-type="string" calcext:value-type="string">
            <text:p>Spear-dwarf</text:p>
          </table:table-cell>
          <table:table-cell table:style-name="ce6" office:value-type="string" calcext:value-type="string">
            <text:p>Spear-dwarves</text:p>
          </table:table-cell>
          <table:table-cell table:style-name="ce11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ven_pikeman</text:p>
          </table:table-cell>
          <table:table-cell table:style-name="ce6" office:value-type="string" calcext:value-type="string">
            <text:p>Pike-dwarf</text:p>
          </table:table-cell>
          <table:table-cell table:style-name="ce6" office:value-type="string" calcext:value-type="string">
            <text:p>Pike-dwarve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4|knows_power_strike_5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0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ven_longpikeman</text:p>
          </table:table-cell>
          <table:table-cell table:style-name="ce6" office:value-type="string" calcext:value-type="string">
            <text:p>Longpike_Dwarf</text:p>
          </table:table-cell>
          <table:table-cell table:style-name="ce6" office:value-type="string" calcext:value-type="string">
            <text:p>Longpike_Dwarves</text:p>
          </table:table-cell>
          <table:table-cell table:style-name="ce11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0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ven_axeman</text:p>
          </table:table-cell>
          <table:table-cell table:style-name="ce6" office:value-type="string" calcext:value-type="string">
            <text:p>Axedwarf</text:p>
          </table:table-cell>
          <table:table-cell table:style-name="ce6" office:value-type="string" calcext:value-type="string">
            <text:p>Axedwarves</text:p>
          </table:table-cell>
          <table:table-cell table:style-name="ce11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ven_expert_axeman</text:p>
          </table:table-cell>
          <table:table-cell table:style-name="ce6" office:value-type="string" calcext:value-type="string">
            <text:p>Expert_Axedwarf</text:p>
          </table:table-cell>
          <table:table-cell table:style-name="ce6" office:value-type="string" calcext:value-type="string">
            <text:p>Expert_Axedwarve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0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longbeard_axeman</text:p>
          </table:table-cell>
          <table:table-cell table:style-name="ce6" office:value-type="string" calcext:value-type="string">
            <text:p>Longbeard_Axedwarf</text:p>
          </table:table-cell>
          <table:table-cell table:style-name="ce6" office:value-type="string" calcext:value-type="string">
            <text:p>Longbeard_Axedwarve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0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warven_lookout</text:p>
          </table:table-cell>
          <table:table-cell table:style-name="ce6" office:value-type="string" calcext:value-type="string">
            <text:p>Lookout-dwarf</text:p>
          </table:table-cell>
          <table:table-cell table:style-name="ce6" office:value-type="string" calcext:value-type="string">
            <text:p>Lookout-dwarves</text:p>
          </table:table-cell>
          <table:table-cell table:style-name="ce11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athletics_2|knows_power_draw_1|knows_power_strike_1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warven_scout</text:p>
          </table:table-cell>
          <table:table-cell table:style-name="ce6" office:value-type="string" calcext:value-type="string">
            <text:p>Scout-dwarf</text:p>
          </table:table-cell>
          <table:table-cell table:style-name="ce6" office:value-type="string" calcext:value-type="string">
            <text:p>Scout-dwarves</text:p>
          </table:table-cell>
          <table:table-cell table:style-name="ce11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4|knows_power_draw_2|knows_power_strike_2|knows_ironflesh_3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0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warven_bowman</text:p>
          </table:table-cell>
          <table:table-cell table:style-name="ce6" office:value-type="string" calcext:value-type="string">
            <text:p>Bow-dwarf</text:p>
          </table:table-cell>
          <table:table-cell table:style-name="ce6" office:value-type="string" calcext:value-type="string">
            <text:p>Bow-dwarves</text:p>
          </table:table-cell>
          <table:table-cell table:style-name="ce11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6|knows_power_draw_4|knows_power_strike_4|knows_ironflesh_4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0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ven_longaxeman</text:p>
          </table:table-cell>
          <table:table-cell table:style-name="ce6" office:value-type="string" calcext:value-type="string">
            <text:p>Longaxe Dwarf</text:p>
          </table:table-cell>
          <table:table-cell table:style-name="ce6" office:value-type="string" calcext:value-type="string">
            <text:p>Longaxe Dwarves</text:p>
          </table:table-cell>
          <table:table-cell table:style-name="ce11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0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ron_hills_warrior</text:p>
          </table:table-cell>
          <table:table-cell table:style-name="ce6" office:value-type="string" calcext:value-type="string">
            <text:p>Iron_Hills_Warrior</text:p>
          </table:table-cell>
          <table:table-cell table:style-name="ce6" office:value-type="string" calcext:value-type="string">
            <text:p>Iron_Hills_Warriors</text:p>
          </table:table-cell>
          <table:table-cell table:style-name="ce11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0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ron_hills_miner</text:p>
          </table:table-cell>
          <table:table-cell table:style-name="ce6" office:value-type="string" calcext:value-type="string">
            <text:p>Iron_Hills_Miner</text:p>
          </table:table-cell>
          <table:table-cell table:style-name="ce6" office:value-type="string" calcext:value-type="string">
            <text:p>Iron_Hills_Miners</text:p>
          </table:table-cell>
          <table:table-cell table:style-name="ce11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ron_hills_infantry</text:p>
          </table:table-cell>
          <table:table-cell table:number-columns-repeated="2" table:style-name="ce6" office:value-type="string" calcext:value-type="string">
            <text:p>Iron_Hills_Infantry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3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0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ron_hills_battle_infantry</text:p>
          </table:table-cell>
          <table:table-cell table:style-name="ce6" office:value-type="string" calcext:value-type="string">
            <text:p>Iron_Hills_Battle-dwarf</text:p>
          </table:table-cell>
          <table:table-cell table:style-name="ce6" office:value-type="string" calcext:value-type="string">
            <text:p>Iron_Hills_Battle-dwarve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strike_4|knows_ironflesh_5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0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rors_guard</text:p>
          </table:table-cell>
          <table:table-cell table:style-name="ce6" office:value-type="string" calcext:value-type="string">
            <text:p>Gror's_Guard</text:p>
          </table:table-cell>
          <table:table-cell table:style-name="ce6" office:value-type="string" calcext:value-type="string">
            <text:p>Gror's_Guards</text:p>
          </table:table-cell>
          <table:table-cell table:style-name="ce11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7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0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1" office:value-type="string" calcext:value-type="string">
            <text:p>tf_gondor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gon_jerkin,itm_tld_tunic,</text:p>
          </table:table-cell>
          <table:table-cell table:style-name="ce20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hunting_bow,itm_metal_scraps_bad,itm_metal_scraps_medium,itm_metal_scraps_goo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1" office:value-type="string" calcext:value-type="string">
            <text:p>tf_gondor| tfg_armor| tfg_shield| tfg_boots| tfg_hel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gon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itm_gondor_short_sword,itm_good_mace,</text:p>
          </table:table-cell>
          <table:table-cell table:style-name="ce16" office:value-type="string" calcext:value-type="string">
            <text:p>itm_gondor_arrows,itm_gon_tab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0" office:value-type="string" calcext:value-type="string">
            <text:p>Footmen_of_Gondor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light_helm,</text:p>
          </table:table-cell>
          <table:table-cell table:style-name="ce16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pearmen</text:p>
          </table:table-cell>
          <table:table-cell table:style-name="ce8" table:number-columns-repeated="12"/>
          <table:table-cell table:style-name="ce26"/>
          <table:table-cell table:style-name="ce8" table:number-columns-repeated="5"/>
          <table:table-cell table:style-name="ce31"/>
          <table:table-cell table:style-name="ce31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3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spear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6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wordsmen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1"/>
          <table:table-cell table:style-name="ce31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Noble Line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1"/>
          <table:table-cell table:style-name="ce31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1" office:value-type="string" calcext:value-type="string">
            <text:p>tf_gondor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1" office:value-type="string" calcext:value-type="string">
            <text:p>tf_gondor| tf_mounted| tfg_helm| tfg_armor| tfg_boots| tfg_hors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/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1" office:value-type="string" calcext:value-type="string">
            <text:p>tf_gondor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1" office:value-type="string" calcext:value-type="string">
            <text:p>tf_gondor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1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6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1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6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Archers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1"/>
          <table:table-cell table:style-name="ce31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3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1" office:value-type="string" calcext:value-type="string">
            <text:p>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1" office:value-type="string" calcext:value-type="string">
            <text:p>tf_gondor| tfg_range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6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citadel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Special Denethor Guards (only for scene)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1"/>
          <table:table-cell table:style-name="ce31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1" office:value-type="string" calcext:value-type="string">
            <text:p>tf_gondor| tfg_ranged| tfg_armor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gon_ranger_cloak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6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1" office:value-type="string" calcext:value-type="string">
            <text:p>tf_gondor| tfg_ranged| tfg_shield| tfg_armor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ssarnach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1"/>
          <table:table-cell table:style-name="ce31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1" office:value-type="string" calcext:value-type="string">
            <text:p>tf_gondor| tfg_armor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cloth_cap,</text:p>
          </table:table-cell>
          <table:table-cell table:style-name="ce16" office:value-type="string" calcext:value-type="string">
            <text:p>itm_lossarnach_shirt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1" office:value-type="string" calcext:value-type="string">
            <text:p>tf_gondor| tfg_armor| tfg_shield| tfg_boots| tfg_hel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6" office:value-type="string" calcext:value-type="string">
            <text:p>itm_lossarnach_vet_axe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1" office:value-type="string" calcext:value-type="string">
            <text:p>tf_gondor| tfg_shield| tfg_armor| tfg_helm| tfg_boots| tfg_glove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ssarnach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polearm(1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1" office:value-type="string" calcext:value-type="string">
            <text:p>tf_gondor| tf_mounted| tfg_gloves| tfg_shield| tfg_armor| tfg_helm| tfg_horse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elargir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1"/>
          <table:table-cell table:style-name="ce31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1" office:value-type="string" calcext:value-type="string">
            <text:p>tf_gondor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pel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 office:value-type="string" calcext:value-type="string">
            <text:p>itm_shortened_spear,itm_gondor_javelin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1" office:value-type="string" calcext:value-type="string">
            <text:p>tf_gondor| tfg_ranged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1" office:value-type="string" calcext:value-type="string">
            <text:p>tf_gondor| tfg_ranged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6" office:value-type="string" calcext:value-type="string">
            <text:p>itm_pel_marine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6" office:value-type="string" calcext:value-type="string">
            <text:p>itm_pelargir_eket,itm_gon_tab_shield_a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1" office:value-type="string" calcext:value-type="string">
            <text:p>tf_gondor| tfg_gloves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heavy,</text:p>
          </table:table-cell>
          <table:table-cell table:style-name="ce16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1" office:value-type="string" calcext:value-type="string">
            <text:p>tf_gondor| tfg_ranged| tfg_gloves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argir_marine_leader,</text:p>
          </table:table-cell>
          <table:table-cell table:style-name="ce16"/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amedon</text:p>
          </table:table-cell>
          <table:table-cell table:style-name="ce8" table:number-columns-repeated="18"/>
          <table:table-cell table:style-name="ce31"/>
          <table:table-cell table:style-name="ce31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1" office:value-type="string" calcext:value-type="string">
            <text:p>tf_gondor| tfg_armor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6" office:value-type="string" calcext:value-type="string">
            <text:p>itm_gondor_arrows,itm_gondor_javelin,itm_gondor_javelin,itm_short_bow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1" office:value-type="string" calcext:value-type="string">
            <text:p>tf_gondor| tfg_shield| tfg_armor| tfg_boots| tfg_hel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amedon_hood,</text:p>
          </table:table-cell>
          <table:table-cell table:style-name="ce16" office:value-type="string" calcext:value-type="string">
            <text:p>itm_lamedon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spear,itm_loss_axe,itm_loss_axe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veter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itm_gondor_spear,itm_gondor_sword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1" office:value-type="string" calcext:value-type="string">
            <text:p>tf_gondor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1" office:value-type="string" calcext:value-type="string">
            <text:p>tf_gondor| tfg_gloves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6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1" office:value-type="string" calcext:value-type="string">
            <text:p>tf_gondor| tf_mounted | tfg_gloves| tfg_shield| tfg_horse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amedon_helm,</text:p>
          </table:table-cell>
          <table:table-cell table:style-name="ce16" office:value-type="string" calcext:value-type="string">
            <text:p>itm_lamed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1" office:value-type="string" calcext:value-type="string">
            <text:p>tf_gondor| tf_mounted| tfg_gloves| tfg_shield| tfg_armor| tfg_helm| tfg_horse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innath Gelin</text:p>
          </table:table-cell>
          <table:table-cell table:style-name="ce8" table:number-columns-repeated="6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7"/>
          <table:table-cell table:style-name="ce31"/>
          <table:table-cell table:style-name="ce31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1" office:value-type="string" calcext:value-type="string">
            <text:p>tf_gondor| tfg_armor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pinnath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1" office:value-type="string" calcext:value-type="string">
            <text:p>tf_gondor|tf_mounted|tfg_shield| tfg_armor| tfg_helm| tfg_boots|tfg_hor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strike_3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1" office:value-type="string" calcext:value-type="string">
            <text:p>tf_gondor|tf_mounted| tfg_gloves| tfg_shield| tfg_armor| tfg_helm| tfg_boots|tfg_hors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1" office:value-type="string" calcext:value-type="string">
            <text:p>tf_gondor| tfg_ranged| tfg_shiel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6" office:value-type="string" calcext:value-type="string">
            <text:p>itm_pinnath_archer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1" office:value-type="string" calcext:value-type="string">
            <text:p>tf_gondor| tf_mounted| tfg_shield| tfg_armor| tfg_helm| tfg_horse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eader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Blackroot Vale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1"/>
          <table:table-cell table:style-name="ce31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1" office:value-type="string" calcext:value-type="string">
            <text:p>tf_gondor| <text:s/>tfg_armor| <text:s/>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1" office:value-type="string" calcext:value-type="string">
            <text:p>tf_gondor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1" office:value-type="string" calcext:value-type="string">
            <text:p>tf_gondor| tfg_gloves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6" office:value-type="string" calcext:value-type="string">
            <text:p>itm_blackroot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1" office:value-type="string" calcext:value-type="string">
            <text:p>tf_gondor| tfg_ranged| tfg_armor| tfg_helm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6" office:value-type="string" calcext:value-type="string">
            <text:p>itm_blackroot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_tab_shield_c,itm_gondor_spear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ol Amroth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1"/>
          <table:table-cell table:style-name="ce31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1" office:value-type="string" calcext:value-type="string">
            <text:p>tf_gondor| tfg_armor| tfg_shield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6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0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1" office:value-type="string" calcext:value-type="string">
            <text:p>tf_gondor| tf_mounted| tfg_gloves| tfg_shield| tfg_armor| tfg_helm| tfg_horse| tfg_boot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dolamroth_helm,</text:p>
          </table:table-cell>
          <table:table-cell table:style-name="ce16" office:value-type="string" calcext:value-type="string">
            <text:p>itm_dol_padded_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ol_shoes,</text:p>
          </table:table-cell>
          <table:table-cell table:style-name="ce16" office:value-type="string" calcext:value-type="string">
            <text:p>itm_gondor_lance,itm_amroth_sword_a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1" office:value-type="string" calcext:value-type="string">
            <text:p>tf_gondor| tf_mounted| tfg_gloves| tfg_shield| tfg_armor| tfg_helm| tfg_horse| tfg_boots |tfg_polear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1" office:value-type="string" calcext:value-type="string">
            <text:p>tf_gondor| tf_mounted| tfg_gloves| tfg_shield| tfg_armor| tfg_helm| tfg_horse| tfg_boots|tfg_polear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6" office:value-type="string" calcext:value-type="string">
            <text:p>itm_dol_hauber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1" office:value-type="string" calcext:value-type="string">
            <text:p>tf_gondor| tf_mounted| tfg_gloves| tfg_shield| tfg_armor| tfg_helm| tfg_horse| tfg_boots |tfg_polear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heavy_mail,itm_dol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6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1" office:value-type="string" calcext:value-type="string">
            <text:p>tf_gondor| tf_mounted| tfg_gloves| tfg_shield| tfg_armor| tfg_helm| tfg_horse| tfg_boots |tfg_polear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1" office:value-type="string" calcext:value-type="string">
            <text:p>tf_gondor| tf_mounted| tfg_gloves| tfg_shield| tfg_armor| tfg_helm| tfg_horse| tfg_boots |tfg_polear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0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1" office:value-type="string" calcext:value-type="string">
            <text:p>tf_lorien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/>
          <table:table-cell table:style-name="ce16" office:value-type="string" calcext:value-type="string">
            <text:p>itm_lorien_archer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1" office:value-type="string" calcext:value-type="string">
            <text:p>tf_lorien| tfg_rang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1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a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1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e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1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1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1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shield_c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1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c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6" office:value-type="string" calcext:value-type="string">
            <text:p>itm_lorien_sword_a,itm_lorien_round_shield,</text:p>
          </table:table-cell>
          <table:table-cell table:style-name="ce16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1" office:value-type="string" calcext:value-type="string">
            <text:p>tf_lorien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1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1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1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1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1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1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d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c,itm_lorien_shield_c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1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0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1" office:value-type="string" calcext:value-type="string">
            <text:p>tf_woodelf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1" office:value-type="string" calcext:value-type="string">
            <text:p>tf_woodelf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regular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1" office:value-type="string" calcext:value-type="string">
            <text:p>tf_woodelf| tfg_rang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6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1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1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1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6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1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6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sword,itm_mirkwood_spear_shield_b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1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sword,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1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6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1" office:value-type="string" calcext:value-type="string">
            <text:p>tf_woodelf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1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6" office:value-type="string" calcext:value-type="string">
            <text:p>itm_mirkwood_light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6" office:value-type="string" calcext:value-type="string">
            <text:p>itm_mirkwood_spea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1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b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6" office:value-type="string" calcext:value-type="string">
            <text:p>itm_mirkwood_war_spear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1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6" office:value-type="string" calcext:value-type="string">
            <text:p>itm_mirkwoo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6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1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1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0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1" office:value-type="string" calcext:value-type="string">
            <text:p>tf_imladris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1" office:value-type="string" calcext:value-type="string">
            <text:p>tf_imladris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1" office:value-type="string" calcext:value-type="string">
            <text:p>tf_imladris| tfg_rang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1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1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1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1h_sword,itm_riv_shield_a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1" office:value-type="string" calcext:value-type="string">
            <text:p>tf_imladri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1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light_in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1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6" office:value-type="string" calcext:value-type="string">
            <text:p>itm_riv_armor_m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1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spear,itm_riv_1h_sword,itm_riv_bas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1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6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1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strong_bow,itm_elven_arrows,</text:p>
          </table:table-cell>
          <table:table-cell table:style-name="ce16" office:value-type="string" calcext:value-type="string">
            <text:p>itm_riv_1h_sword,itm_riv_bas_sword,itm_riv_shield_b,itm_riv_spear,itm_riv_riding_sword,</text:p>
          </table:table-cell>
          <table:table-cell table:style-name="ce16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1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imladris_banner,</text:p>
          </table:table-cell>
          <table:table-cell table:style-name="ce16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0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1" office:value-type="string" calcext:value-type="string">
            <text:p>tf_dunedai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9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0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1" office:value-type="string" calcext:value-type="string">
            <text:p>tf_dunedai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0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1" office:value-type="string" calcext:value-type="string">
            <text:p>tf_dunedai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c,</text:p>
          </table:table-cell>
          <table:table-cell table:style-name="ce16" office:value-type="string" calcext:value-type="string">
            <text:p>itm_arnor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f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0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1" office:value-type="string" calcext:value-type="string">
            <text:p>tf_dunedain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0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1" office:value-type="string" calcext:value-type="string">
            <text:p>tf_dunedain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c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0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1" office:value-type="string" calcext:value-type="string">
            <text:p>tf_dunedain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c,</text:p>
          </table:table-cell>
          <table:table-cell table:style-name="ce16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0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1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6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0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1" office:value-type="string" calcext:value-type="string">
            <text:p>tf_dunedain| tfg_ranged| tfg_gloves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0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1" office:value-type="string" calcext:value-type="string">
            <text:p>tf_dunedain| tfg_ranged| tfg_gloves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0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1" office:value-type="string" calcext:value-type="string">
            <text:p>tf_dunedain| tfg_ranged| tfg_gloves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itm_arnor_swor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0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1" office:value-type="string" calcext:value-type="string">
            <text:p>tf_roha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9"/>
          <table:table-cell table:style-name="ce16" office:value-type="string" calcext:value-type="string">
            <text:p>itm_rohan_recruit_bad, itm_rohan_recruit, itm_rohan_recruit_goo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rohirrim_short_axe,itm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1" office:value-type="string" calcext:value-type="string">
            <text:p>tf_roha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, itm_rohan_recruit_good, itm_rohan_leather_bad, itm_rohan_leather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good_mace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, itm_rohan_recruit_good, itm_rohan_leather_bad, itm_rohan_leather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recruit_good, itm_rohan_leather_bad, itm_rohan_leather,itm_rohan_leather_good,</text:p>
          </table:table-cell>
          <table:table-cell table:style-name="ce16"/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rohirrim_short_axe,itm_spear,itm_rohan_sword_c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recruit_good, itm_rohan_leather_bad, itm_rohan_leather,itm_rohan_leather_good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recruit_good, itm_rohan_leather_bad, itm_rohan_leather,itm_rohan_leather_good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bad,</text:p>
          </table:table-cell>
          <table:table-cell table:style-name="ce16" office:value-type="string" calcext:value-type="string">
            <text:p>itm_rohan_mail_bad, itm_rohan_mail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_bad, itm_rohan_mail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,</text:p>
          </table:table-cell>
          <table:table-cell table:style-name="ce16" office:value-type="string" calcext:value-type="string">
            <text:p>itm_rohan_scale_bad, itm_rohan_scale, itm_rohan_scale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, itm_rohan_scale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word_c,</text:p>
          </table:table-cell>
          <table:table-cell table:style-name="ce16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4|knows_power_throw_4|knows_power_strike_6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bad,itm_rohan_surcoat,itm_rohan_surcoat_good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1" office:value-type="string" calcext:value-type="string">
            <text:p>tf_roh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rider_bad, itm_rohan_rider,itm_rohan_rider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bad, itm_rohan_rider,itm_rohan_rider_good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1" office:value-type="string" calcext:value-type="string">
            <text:p>tf_roh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mail_bad, itm_rohan_mail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c_good,itm_rohan_archer_helmet_c_bad,</text:p>
          </table:table-cell>
          <table:table-cell table:style-name="ce16" office:value-type="string" calcext:value-type="string">
            <text:p>itm_rohan_guard_bad, itm_rohan_guard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</text:p>
          </table:table-cell>
          <table:table-cell table:style-name="ce16" office:value-type="string" calcext:value-type="string">
            <text:p>itm_rohan_shield_g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0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itm_rohan_guard_bad, itm_rohan_guard, itm_rohan_guard_good,itm_mail_mittens,itm_rohirrim_war_greaves,itm_rohan_spear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1" office:value-type="string" calcext:value-type="string">
            <text:p>tf_rohan| tfg_ranged| tf_mounte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,itm_rohan_light_helmet_b_good,</text:p>
          </table:table-cell>
          <table:table-cell table:style-name="ce16" office:value-type="string" calcext:value-type="string">
            <text:p>itm_rohan_recruit_good, itm_rohan_leather_bad, itm_rohan_leather,itm_rohan_leather_good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an_sword_c,itm_rohan_shield_a,itm_rohan_shield_b,itm_rohan_shield_c,itm_spear,</text:p>
          </table:table-cell>
          <table:table-cell table:style-name="ce16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0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leather_good,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leather_good,itm_rohan_shoes,itm_leather_boots,itm_nomad_bow,itm_khergit_arrows,itm_rohan_sword_c,itm_rohan_shield_a,itm_rohan_shield_b,itm_rohan_shield_c,itm_spear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1" office:value-type="string" calcext:value-type="string">
            <text:p>tf_rohan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mail_bad, itm_rohan_mail,itm_rohan_mail_good,itm_rohan_shoes,itm_leather_boots,itm_nomad_bow,itm_khergit_arrows,itm_rohirrim_long_hafted_axe,itm_rohan_sword_c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1" office:value-type="string" calcext:value-type="string">
            <text:p>tf_rohan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6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rider_bad, itm_rohan_rider,itm_rohan_rider_good,itm_leather_gloves,itm_rohan_light_greaves,itm_leather_boots,itm_strong_bow,itm_khergit_arrows,itm_rohan_spear,itm_rohan_sword_c,itm_rohirrim_long_hafted_axe,itm_rohan_shield_d,itm_rohan_shield_e,itm_rohan_shield_f,itm_rohirrim_courser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1" office:value-type="string" calcext:value-type="string">
            <text:p>tf_rohan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rohan_surcoat_good,itm_leather_gloves,itm_rohan_light_greaves,itm_strong_bow,itm_khergit_arrows,itm_rohan_spear,itm_rohirrim_long_hafted_axe,itm_rohan_sword_c,itm_rohan_shield_d,itm_rohan_shield_e,itm_rohan_shield_f,itm_rohirrim_courser,itm_rohirrim_courser2,itm_rohirrim_hunter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1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rohan_lance,</text:p>
          </table:table-cell>
          <table:table-cell table:style-name="ce16" office:value-type="string" calcext:value-type="string">
            <text:p>itm_rohan_cav_sword,itm_rohan_shield_a,itm_rohan_shield_b,itm_rohan_shield_c,</text:p>
          </table:table-cell>
          <table:table-cell table:style-name="ce16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good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1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itm_rohan_lance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1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,itm_rohan_surcoat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1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itm_rohan_archer_helmet_c_lordly,</text:p>
          </table:table-cell>
          <table:table-cell table:style-name="ce16" office:value-type="string" calcext:value-type="string">
            <text:p>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irrim_long_hafted_axe,itm_rohan_sword_c,itm_rohan_shield_g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0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1" office:value-type="string" calcext:value-type="string">
            <text:p>tf_rohan| tf_mounte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, itm_rohan_recruit_good, itm_rohan_leather_bad, itm_rohan_leat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short_bow,itm_arrows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horse_archery_1|knows_common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1" office:value-type="string" calcext:value-type="string">
            <text:p>tf_rohan| tf_mounted| tfg_shiel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rohan_spear,itm_rohan_spear,itm_heavy_throwing_spear,</text:p>
          </table:table-cell>
          <table:table-cell table:style-name="ce16" office:value-type="string" calcext:value-type="string">
            <text:p>itm_rohan_sword_c,itm_rohirrim_long_hafted_axe,itm_rohan_shield_a,itm_rohan_shield_b,itm_rohan_shield_c,</text:p>
          </table:table-cell>
          <table:table-cell table:style-name="ce16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1|knows_riding_3|knows_shield_1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mail_bad, itm_rohan_mail,itm_rohan_mail_good,itm_leather_gloves,itm_rohan_light_greaves,itm_rohan_spear,itm_rohan_spear,itm_rohan_spear,itm_heavy_throwing_spear,itm_rohan_sword_c,itm_rohirrim_long_hafted_axe,itm_rohan_shield_a,itm_rohan_shield_b,itm_rohan_shield_c,itm_rohirrim_courser,itm_rohirrim_courser2,],attr_tier_3,wp_tier_3,knows_common|knows_horse_archery_1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1" office:value-type="string" calcext:value-type="string">
            <text:p>tf_rohan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6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1|knows_riding_5|knows_shield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 itm_rohan_rider_bad, itm_rohan_rider,itm_rohan_rider_goo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,itm_rohirrim_courser2,itm_rohirrim_hunter,],attr_tier_4,wp_tier_4,knows_common|knows_horse_archery_1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1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itm_rohan_scale_bad, itm_rohan_scale, itm_rohan_scale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2|knows_riding_6|knows_shield_3|knows_power_strike_2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scale_ba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irrim_courser2,itm_rohirrim_hunter,],attr_tier_5,wp_tier_5,knows_common|knows_horse_archery_2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1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 itm_rohan_guard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horse_archery_3|knows_riding_8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rohan_warhorse],attr_tier_6,wp_tier_6,knows_common|knows_horse_archery_3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1" office:value-type="string" calcext:value-type="string">
            <text:p>tf_roh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2h_sword, itm_rohirrim_long_hafted_axe,</text:p>
          </table:table-cell>
          <table:table-cell table:style-name="ce16" table:number-columns-repeated="2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6|knows_power_strike_7|knows_ironflesh_8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ce14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1" office:value-type="string" calcext:value-type="string">
            <text:p>tf_rohan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1" office:value-type="string" calcext:value-type="string">
            <text:p>tf_rohan| tfg_range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1" office:value-type="string" calcext:value-type="string">
            <text:p>tf_rohan| tfg_range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0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1" office:value-type="string" calcext:value-type="string">
            <text:p>tf_harad| 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office:value-type="string" calcext:value-type="string">
            <text:p>itm_harad_tunic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javelin,itm_harad_short_spear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1" office:value-type="string" calcext:value-type="string">
            <text:p>tf_hara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short_spear,itm_harad_dagger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1" office:value-type="string" calcext:value-type="string">
            <text:p>tf_harad| tfg_shield| tfg_armor| tfg_helm| tfg_boots <text:s/>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1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tiger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1" office:value-type="string" calcext:value-type="string">
            <text:p>tf_hara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sabre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1" office:value-type="string" calcext:value-type="string">
            <text:p>tf_hara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lion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s</text:p>
          </table:table-cell>
          <table:table-cell table:style-name="ce11" office:value-type="string" calcext:value-type="string">
            <text:p>tf_harad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1" office:value-type="string" calcext:value-type="string">
            <text:p>tf_harad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1" office:value-type="string" calcext:value-type="string">
            <text:p>tf_harad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eagle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lg_bow,itm_harad_arrows,</text:p>
          </table:table-cell>
          <table:table-cell table:style-name="ce16" office:value-type="string" calcext:value-type="string">
            <text:p>itm_eagle_guard_spear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1" office:value-type="string" calcext:value-type="string">
            <text:p>tf_harad| tf_mounte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6" office:value-type="string" calcext:value-type="string">
            <text:p>itm_harad_padded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a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1" office:value-type="string" calcext:value-type="string">
            <text:p>tf_harad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1" office:value-type="string" calcext:value-type="string">
            <text:p>tf_harad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wavy_helm,</text:p>
          </table:table-cell>
          <table:table-cell table:style-name="ce16" office:value-type="string" calcext:value-type="string">
            <text:p>itm_harad_lamellar,</text:p>
          </table:table-cell>
          <table:table-cell table:style-name="ce16"/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1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dragon_helm,</text:p>
          </table:table-cell>
          <table:table-cell table:style-name="ce16" office:value-type="string" calcext:value-type="string">
            <text:p>itm_harad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arad_long_spear,itm_horandor_a,itm_harad_heavy_sword,</text:p>
          </table:table-cell>
          <table:table-cell table:style-name="ce16" office:value-type="string" calcext:value-type="string">
            <text:p>itm_harad_yellow_shield,</text:p>
          </table:table-cell>
          <table:table-cell table:style-name="ce16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1" office:value-type="string" calcext:value-type="string">
            <text:p>tf_harad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1" office:value-type="string" calcext:value-type="string">
            <text:p>tf_harad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1" office:value-type="string" calcext:value-type="string">
            <text:p>tf_harad| tfg_ranged| tf_mounte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black_snake_helm,</text:p>
          </table:table-cell>
          <table:table-cell table:style-name="ce16" office:value-type="string" calcext:value-type="string">
            <text:p>itm_black_snake_armo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black_snake_sword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0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1" office:value-type="string" calcext:value-type="string">
            <text:p>tf_hara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table:number-columns-repeated="3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0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1" office:value-type="string" calcext:value-type="string">
            <text:p>tf_hara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champion,</text:p>
          </table:table-cell>
          <table:table-cell table:style-name="ce16" table:number-columns-repeated="2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0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1" office:value-type="string" calcext:value-type="string">
            <text:p>tf_hara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pantherhelm,</text:p>
          </table:table-cell>
          <table:table-cell table:style-name="ce16" office:value-type="string" calcext:value-type="string">
            <text:p>itm_panther_guard,</text:p>
          </table:table-cell>
          <table:table-cell table:style-name="ce16" table:number-columns-repeated="2"/>
          <table:table-cell table:style-name="ce16" office:value-type="string" calcext:value-type="string">
            <text:p>itm_harad_mace,</text:p>
          </table:table-cell>
          <table:table-cell table:style-name="ce16" office:value-type="string" calcext:value-type="string">
            <text:p>itm_harad_javelin,itm_harad_long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0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1" office:value-type="string" calcext:value-type="string">
            <text:p>tf_dunland| tf_randomize_face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land_spear,itm_wood_club,</text:p>
          </table:table-cell>
          <table:table-cell table:style-name="ce16" office:value-type="string" calcext:value-type="string">
            <text:p>itm_dunland_javelin,itm_dunland_javelin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1" office:value-type="string" calcext:value-type="string">
            <text:p>tf_dunland| tf_randomize_face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nish_axe,itm_wood_club,itm_dunland_spear,</text:p>
          </table:table-cell>
          <table:table-cell table:style-name="ce16" office:value-type="string" calcext:value-type="string">
            <text:p>itm_dunland_javelin,itm_dunland_javelin,itm_dunlan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1" office:value-type="string" calcext:value-type="string">
            <text:p>tf_dunland| tf_randomize_face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b, itm_dun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1" office:value-type="string" calcext:value-type="string">
            <text:p>tf_dunland| tf_randomize_face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b, itm_dun_helm_e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1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1" office:value-type="string" calcext:value-type="string">
            <text:p>tf_dunland| tf_randomize_face| tfg_shiel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1" office:value-type="string" calcext:value-type="string">
            <text:p>tf_dunland| tf_randomize_face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1" office:value-type="string" calcext:value-type="string">
            <text:p>tf_dunland| tf_randomize_face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war_axe,itm_dun_berserker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1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 itm_dun_helm_d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1" office:value-type="string" calcext:value-type="string">
            <text:p>tf_dunland| tf_randomize_face| tfg_shield| tfg_armor| tfg_boots| tfg_range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h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0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1" office:value-type="string" calcext:value-type="string">
            <text:p>tf_evil_ma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/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pear,</text:p>
          </table:table-cell>
          <table:table-cell table:style-name="ce16" office:value-type="string" calcext:value-type="string">
            <text:p>itm_khand_mace1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1" office:value-type="string" calcext:value-type="string">
            <text:p>tf_evil_ma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spear,</text:p>
          </table:table-cell>
          <table:table-cell table:style-name="ce16" office:value-type="string" calcext:value-type="string">
            <text:p>itm_khand_tulwar,itm_khand_mace1,itm_tab_shield_small_roun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1" office:value-type="string" calcext:value-type="string">
            <text:p>tf_evil_m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foot_lam_c,</text:p>
          </table:table-cell>
          <table:table-cell table:style-name="ce16" table:number-columns-repeated="2"/>
          <table:table-cell table:style-name="ce16" office:value-type="string" calcext:value-type="string">
            <text:p>itm_khand_axe_winged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1" office:value-type="string" calcext:value-type="string">
            <text:p>tf_evil_m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c3,itm_khand_helmet_c4,</text:p>
          </table:table-cell>
          <table:table-cell table:style-name="ce16" office:value-type="string" calcext:value-type="string">
            <text:p>itm_khand_foot_lam_b,</text:p>
          </table:table-cell>
          <table:table-cell table:style-name="ce16"/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winge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1" office:value-type="string" calcext:value-type="string">
            <text:p>tf_evil_m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c3,itm_khand_helmet_c4,</text:p>
          </table:table-cell>
          <table:table-cell table:style-name="ce16" office:value-type="string" calcext:value-type="string">
            <text:p>itm_khand_foot_lam_a,</text:p>
          </table:table-cell>
          <table:table-cell table:style-name="ce16"/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great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1" office:value-type="string" calcext:value-type="string">
            <text:p>tf_evil_man| tf_mounte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/>
          <table:table-cell table:style-name="ce16" office:value-type="string" calcext:value-type="string">
            <text:p>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/>
          <table:table-cell table:style-name="ce25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1" office:value-type="string" calcext:value-type="string">
            <text:p>tf_evil_man| tf_mounted| tfg_armor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itm_khand_helmet_a3,itm_khand_helmet_b3,</text:p>
          </table:table-cell>
          <table:table-cell table:style-name="ce16" office:value-type="string" calcext:value-type="string">
            <text:p>itm_khand_med_lam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1" office:value-type="string" calcext:value-type="string">
            <text:p>tf_evil_man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itm_khand_helmet_a3,itm_khand_helmet_b3,</text:p>
          </table:table-cell>
          <table:table-cell table:style-name="ce16" office:value-type="string" calcext:value-type="string">
            <text:p>itm_khand_med_lam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1" office:value-type="string" calcext:value-type="string">
            <text:p>tf_evil_man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1,itm_khand_helmet_b4,itm_khand_helmet_d2,</text:p>
          </table:table-cell>
          <table:table-cell table:style-name="ce16" office:value-type="string" calcext:value-type="string">
            <text:p>itm_khand_med_lam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lance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1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b2,itm_khand_helmet_d1,itm_khand_helmet_d3,</text:p>
          </table:table-cell>
          <table:table-cell table:style-name="ce16" office:value-type="string" calcext:value-type="string">
            <text:p>itm_khand_heavy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lance,</text:p>
          </table:table-cell>
          <table:table-cell table:style-name="ce16"/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1" office:value-type="string" calcext:value-type="string">
            <text:p>tf_evil_m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6" office:value-type="string" calcext:value-type="string">
            <text:p>itm_khand_foot_lam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1" office:value-type="string" calcext:value-type="string">
            <text:p>tf_evil_m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e2,itm_khand_helmet_e3,</text:p>
          </table:table-cell>
          <table:table-cell table:style-name="ce16" office:value-type="string" calcext:value-type="string">
            <text:p>itm_khand_foot_lam_b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1" office:value-type="string" calcext:value-type="string">
            <text:p>tf_evil_man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e2,</text:p>
          </table:table-cell>
          <table:table-cell table:style-name="ce16" office:value-type="string" calcext:value-type="string">
            <text:p>itm_khand_foot_lam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1" office:value-type="string" calcext:value-type="string">
            <text:p>tf_evil_man| tfg_range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mask1,itm_khand_helmet_mask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1" office:value-type="string" calcext:value-type="string">
            <text:p>tf_evil_man| tfg_ranged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mask1,itm_khand_helmet_mask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1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1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med_lam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1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1,</text:p>
          </table:table-cell>
          <table:table-cell table:style-name="ce16" office:value-type="string" calcext:value-type="string">
            <text:p>itm_khand_med_lam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0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1" office:value-type="string" calcext:value-type="string">
            <text:p>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9"/>
          <table:table-cell table:style-name="ce16" office:value-type="string" calcext:value-type="string">
            <text:p>itm_umb_armor_a_bad, itm_umb_armor_a, itm_umb_armor_a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1" office:value-type="string" calcext:value-type="string">
            <text:p>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, itm_umb_armor_a_cloak,itm_umb_armor_a_goo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itm_umbar_rapier,</text:p>
          </table:table-cell>
          <table:table-cell table:style-name="ce16" office:value-type="string" calcext:value-type="string">
            <text:p>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1" office:value-type="string" calcext:value-type="string">
            <text:p>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1" office:value-type="string" calcext:value-type="string">
            <text:p>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 office:value-type="string" calcext:value-type="string">
            <text:p>itm_umb_armor_b_good,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shield_2|knows_power_throw_3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1" office:value-type="string" calcext:value-type="string">
            <text:p>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5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1" office:value-type="string" calcext:value-type="string">
            <text:p>tfg_ranged| tfg_armo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_bad, itm_umb_armor_a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1" office:value-type="string" calcext:value-type="string">
            <text:p>tfg_range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b_bad, 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regular_bow,itm_corsair_arrows,</text:p>
          </table:table-cell>
          <table:table-cell table:style-name="ce16" office:value-type="string" calcext:value-type="string">
            <text:p>itm_corsair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1" office:value-type="string" calcext:value-type="string">
            <text:p>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c_bad, itm_umb_armor_c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1" office:value-type="string" calcext:value-type="string">
            <text:p>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e_bad, itm_umb_armor_e_cloak, itm_umb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1" office:value-type="string" calcext:value-type="string">
            <text:p>tfg_armor| tfg_helm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 <text:s/>itm_umb_armor_c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itm_umbar_rapier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1" office:value-type="string" calcext:value-type="string">
            <text:p>tfg_armor| tfg_helm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1" office:value-type="string" calcext:value-type="string">
            <text:p>tfg_gloves| tfg_armor| tfg_helm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bad,itm_umb_armor_f_good, itm_umb_armor_f, itm_umb_armor_f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kraken,</text:p>
          </table:table-cell>
          <table:table-cell table:style-name="ce16" office:value-type="string" calcext:value-type="string">
            <text:p>itm_umb_shield_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1" office:value-type="string" calcext:value-type="string">
            <text:p>tfg_ranged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/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1" office:value-type="string" calcext:value-type="string">
            <text:p>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cloak, itm_umb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8|knows_power_draw_5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1" office:value-type="string" calcext:value-type="string">
            <text:p>tfg_armor| tfg_helm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1" office:value-type="string" calcext:value-type="string">
            <text:p>tfg_armor| tfg_helm| tfg_boots|tfg_shiel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a,itm_umb_helm_b,</text:p>
          </table:table-cell>
          <table:table-cell table:style-name="ce16" office:value-type="string" calcext:value-type="string">
            <text:p>itm_umb_armor_e_good, itm_umb_armor_e, itm_umb_armor_e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e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1" office:value-type="string" calcext:value-type="string">
            <text:p>tfg_gloves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good, itm_umb_armor_f, itm_umb_armor_f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pike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0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1" office:value-type="string" calcext:value-type="string">
            <text:p>tf_orc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rc_coif_bad,itm_orc_coif,</text:p>
          </table:table-cell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0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1" office:value-type="string" calcext:value-type="string">
            <text:p>tf_orc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a,itm_isen_orc_helm_b,</text:p>
          </table:table-cell>
          <table:table-cell table:style-name="ce16" office:value-type="string" calcext:value-type="string">
            <text:p>itm_isen_orc_armor_c,itm_isen_orc_armor_d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spear,itm_isengard_spear,itm_orc_simple_spear,itm_orc_bill,itm_orc_bill,</text:p>
          </table:table-cell>
          <table:table-cell table:style-name="ce16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0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1" office:value-type="string" calcext:value-type="string">
            <text:p>tf_orc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hammer,itm_isengard_spear,itm_isengard_spear,itm_orc_simple_spear,itm_orc_bill,</text:p>
          </table:table-cell>
          <table:table-cell table:style-name="ce16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0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1" office:value-type="string" calcext:value-type="string">
            <text:p>tf_orc| tfg_armor| tfg_helm| tfg_boots| 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hammer,itm_isengard_spear,itm_isengard_spear,itm_orc_simple_spear,itm_orc_bill,itm_orc_bill,</text:p>
          </table:table-cell>
          <table:table-cell table:style-name="ce16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0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1" office:value-type="string" calcext:value-type="string">
            <text:p>tf_orc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0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1" office:value-type="string" calcext:value-type="string">
            <text:p>tf_orc| tfg_armor| tfg_helm| tfg_boots| 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twohand_wood_club,itm_orc_falchion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1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falchion,itm_orc_sabre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1" office:value-type="string" calcext:value-type="string">
            <text:p>tf_urukhai| tf_mounted| tfg_ranged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heavy_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1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e,</text:p>
          </table:table-cell>
          <table:table-cell table:style-name="ce16" office:value-type="string" calcext:value-type="string">
            <text:p>itm_isen_uruk_heavy_d,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1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</text:p>
          </table:table-cell>
          <table:table-cell table:style-name="ce16" office:value-type="string" calcext:value-type="string">
            <text:p>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swor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1" office:value-type="string" calcext:value-type="string">
            <text:p>tf_urukhai| tf_mounted| tfg_hel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itm_isen_uruk_helm_e,</text:p>
          </table:table-cell>
          <table:table-cell table:style-name="ce16" office:value-type="string" calcext:value-type="string">
            <text:p>itm_isen_uruk_light_a,itm_isen_uruk_light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mallet,itm_isengard_sword,itm_isengard_halberd,itm_isengard_heavy_sword,</text:p>
          </table:table-cell>
          <table:table-cell table:style-name="ce16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1" office:value-type="string" calcext:value-type="string">
            <text:p>tf_urukhai| tf_mounted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1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a,</text:p>
          </table:table-cell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1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heavy_a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heavy_axe,itm_isengard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1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heavy_sword,</text:p>
          </table:table-cell>
          <table:table-cell table:style-name="ce16" office:value-type="string" calcext:value-type="string">
            <text:p>itm_isen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1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mallet,itm_isengard_heavy_sword,</text:p>
          </table:table-cell>
          <table:table-cell table:style-name="ce16" office:value-type="string" calcext:value-type="string">
            <text:p>itm_isengard_axe,itm_isengard_hammer,itm_isen_uruk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1" office:value-type="string" calcext:value-type="string">
            <text:p>tf_urukhai| tf_mounted|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light_a,itm_isen_uruk_heavy_a,</text:p>
          </table:table-cell>
          <table:table-cell table:style-name="ce16"/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1" office:value-type="string" calcext:value-type="string">
            <text:p>tf_urukhai|tf_mount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light_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itm_isengar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1" office:value-type="string" calcext:value-type="string">
            <text:p>tf_urukhai|tf_mount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1" office:value-type="string" calcext:value-type="string">
            <text:p>tf_uruk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m_uruk_light_a,itm_m_uruk_light_a_good, itm_m_uruk_light_a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axe,itm_orc_falchion,itm_orc_sabre,itm_orc_simple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1" office:value-type="string" calcext:value-type="string">
            <text:p>tf_uruk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a,itm_uruk_helm_b,itm_orc_coif,</text:p>
          </table:table-cell>
          <table:table-cell table:style-name="ce16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</text:p>
          </table:table-cell>
          <table:table-cell table:style-name="ce16" office:value-type="string" calcext:value-type="string">
            <text:p>itm_uruk_falchion_a,itm_uruk_falchion_b,itm_mordor_uruk_shield_a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1" office:value-type="string" calcext:value-type="string">
            <text:p>tf_uruk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uruk_ragwrap,itm_uruk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1" office:value-type="string" calcext:value-type="string">
            <text:p>tf_uruk| tfg_shield|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1" office:value-type="string" calcext:value-type="string">
            <text:p>tf_uruk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uruk_voulg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1" office:value-type="string" calcext:value-type="string">
            <text:p>tf_uruk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f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voulge,itm_uruk_heavy_ax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1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e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uruk_heavy_axe,</text:p>
          </table:table-cell>
          <table:table-cell table:style-name="ce16" office:value-type="string" calcext:value-type="string">
            <text:p>itm_uruk_falchion_a,itm_uruk_falchion_b,itm_mordor_uruk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1" office:value-type="string" calcext:value-type="string">
            <text:p>tf_uruk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mordor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0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1" office:value-type="string" calcext:value-type="string">
            <text:p>tf_troll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table:number-columns-repeated="2"/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0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1" office:value-type="string" calcext:value-type="string">
            <text:p>tf_troll| tfg_helm| tfg_boots| tfg_armor| 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0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1" office:value-type="string" calcext:value-type="string">
            <text:p>tf_troll| tfg_helm| tfg_boots| tfg_armor| 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0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1" office:value-type="string" calcext:value-type="string">
            <text:p>tf_troll| tfg_helm| tfg_boots| tfg_armor| 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commoners</text:p>
          </table:table-cell>
          <table:table-cell table:style-name="ce16" office:value-type="string" calcext:value-type="string">
            <text:p>itm_ent_head_helm,itm_ent_head_helm2,itm_ent_head_helm3,</text:p>
          </table:table-cell>
          <table:table-cell table:style-name="ce16" office:value-type="string" calcext:value-type="string">
            <text:p>itm_ent_body,</text:p>
          </table:table-cell>
          <table:table-cell table:style-name="ce16" office:value-type="string" calcext:value-type="string">
            <text:p>itm_ent_hands,</text:p>
          </table:table-cell>
          <table:table-cell table:style-name="ce16" office:value-type="string" calcext:value-type="string">
            <text:p>itm_ent_feet_boots,</text:p>
          </table:table-cell>
          <table:table-cell table:style-name="ce16" office:value-type="string" calcext:value-type="string">
            <text:p>itm_tree_trunk_invis,</text:p>
          </table:table-cell>
          <table:table-cell table:style-name="ce16"/>
          <table:table-cell table:style-name="ce16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0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Dol_Guldur</text:p>
          </table:table-cell>
          <table:table-cell table:style-name="ce6" office:value-type="string" calcext:value-type="string">
            <text:p>Orc_Snagas_of_Dol_Guldur</text:p>
          </table:table-cell>
          <table:table-cell table:style-name="ce11" office:value-type="string" calcext:value-type="string">
            <text:p>tf_orc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_bad, itm_orc_coif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imple_spea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Tracker_of_Dol_Guldur</text:p>
          </table:table-cell>
          <table:table-cell table:style-name="ce6" office:value-type="string" calcext:value-type="string">
            <text:p>Orc_Trackers_of_Dol_Guldur</text:p>
          </table:table-cell>
          <table:table-cell table:style-name="ce11" office:value-type="string" calcext:value-type="string">
            <text:p>tf_orc| tfg_ranged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itm_orc_simple_spear,itm_orc_axe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1" office:value-type="string" calcext:value-type="string">
            <text:p>tf_orc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machete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0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1" office:value-type="string" calcext:value-type="string">
            <text:p>tf_orc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, itm_orc_nosehelm_bad, 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falchion,itm_orc_sabre,itm_orc_slasher,itm_orc_axe,</text:p>
          </table:table-cell>
          <table:table-cell table:style-name="ce16"/>
          <table:table-cell table:style-name="ce16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1" office:value-type="string" calcext:value-type="string">
            <text:p>tf_orc| tfg_shiel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sabre,itm_orc_falchion,itm_orc_slasher,itm_orc_axe,</text:p>
          </table:table-cell>
          <table:table-cell table:style-name="ce16" office:value-type="string" calcext:value-type="string">
            <text:p>itm_mordor_orc_shield_b,itm_mordor_orc_shield_c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1" office:value-type="string" calcext:value-type="string">
            <text:p>tf_orc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_good, itm_orc_buckethelm_bad, itm_orc_buckethelm, itm_orc_kettle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c,itm_orc_sabre,itm_orc_falchion,itm_orc_two_handed_axe,itm_twohand_wood_club,itm_orc_scimitar,</text:p>
          </table:table-cell>
          <table:table-cell table:style-name="ce16" office:value-type="string" calcext:value-type="string">
            <text:p>itm_mordor_orc_shield_b,itm_mordor_orc_shield_c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 itm_orc_nosehelm,itm_orc_visor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itm_orc_slasher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Orc_of_Minas_Morgul</text:p>
          </table:table-cell>
          <table:table-cell table:style-name="ce6" office:value-type="string" calcext:value-type="string">
            <text:p>Orcs_of_Minas_Morgul</text:p>
          </table:table-cell>
          <table:table-cell table:style-name="ce11" office:value-type="string" calcext:value-type="string">
            <text:p>tf_orc| tfg_armor| tfg_boots|tfg_polear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itm_orc_morion_bad,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imple_spear,itm_orc_bill,</text:p>
          </table:table-cell>
          <table:table-cell table:style-name="ce16" office:value-type="string" calcext:value-type="string">
            <text:p>itm_wood_club,itm_orc_slasher,itm_orc_machete,itm_mordor_orc_shield_c,itm_mordor_orc_shield_d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Orc_of_Minas_Morgul</text:p>
          </table:table-cell>
          <table:table-cell table:style-name="ce6" office:value-type="string" calcext:value-type="string">
            <text:p>Fell_Orcs_of_Minas_Morgul</text:p>
          </table:table-cell>
          <table:table-cell table:style-name="ce11" office:value-type="string" calcext:value-type="string">
            <text:p>tf_orc| tfg_armor| tfg_helm| tfg_boots|tfg_polear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good, itm_orc_morion_good, itm_orc_bucket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kull_spear,itm_orc_bill,</text:p>
          </table:table-cell>
          <table:table-cell table:style-name="ce16" office:value-type="string" calcext:value-type="string">
            <text:p>itm_orc_slasher,itm_orc_machete,itm_mordor_orc_shield_d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number-columns-repeated="2" table:style-name="ce6" office:value-type="string" calcext:value-type="string">
            <text:p>Large_Orc_Tracker_of_Dol_Guldur</text:p>
          </table:table-cell>
          <table:table-cell table:style-name="ce11" office:value-type="string" calcext:value-type="string">
            <text:p>tf_orc| tfg_ranged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nosehelm_bad,</text:p>
          </table:table-cell>
          <table:table-cell table:style-name="ce16" office:value-type="string" calcext:value-type="string">
            <text:p>itm_m_orc_light_b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Dol_Guldur&quot;,&quot;Large_Orc_Tracker_of_Dol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Dol_Guldur","Large_Orc_Tracker_of_Dol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Dol_Guldur</text:p>
          </table:table-cell>
          <table:table-cell table:style-name="ce6" office:value-type="string" calcext:value-type="string">
            <text:p>Fell_Orc_Trackers_of_Dol_Guldur</text:p>
          </table:table-cell>
          <table:table-cell table:style-name="ce11" office:value-type="string" calcext:value-type="string">
            <text:p>tf_orc| tfg_ranged| tfg_helm| tfg_armor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c,itm_m_orc_light_d,itm_m_orc_light_e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6|knows_power_draw_5|knows_power_strike_3|knows_ironflesh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" calcext:value-type="string">
            <text:p>["fell_orc_tracker_of_mordo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orc_hook_arrow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1" office:value-type="string" calcext:value-type="string">
            <text:p>tf_orc| tfg_ranged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table:number-columns-repeated="2"/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1" office:value-type="string" calcext:value-type="string">
            <text:p>tf_orc| tfg_rang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 itm_orc_coif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1" office:value-type="string" calcext:value-type="string">
            <text:p>tf_orc| tfg_range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, itm_orc_coif_good, itm_orc_buckethelm_bad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slasher,itm_orc_slasher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falchion,itm_orc_simple_spear,itm_wood_club,</text:p>
          </table:table-cell>
          <table:table-cell table:style-name="ce16" office:value-type="string" calcext:value-type="string">
            <text:p>itm_orc_throwing_arrow,itm_orc_shield_b,itm_orc_shield_a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0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1" office:value-type="string" calcext:value-type="string">
            <text:p>tf_orc| tf_mounted| tfg_rang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nosehelm, itm_orc_beakhelm_bad,</text:p>
          </table:table-cell>
          <table:table-cell table:style-name="ce16" office:value-type="string" calcext:value-type="string">
            <text:p>itm_moria_armor_a,itm_moria_armor_b,itm_moria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abre,itm_orc_sabre,itm_orc_throwing_arrow,itm_orc_scimitar,itm_orc_sabre,itm_orc_simple_spear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1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ughelm_good, itm_orc_beakhelm, <text:s/>itm_gundabad_helm_e,</text:p>
          </table:table-cell>
          <table:table-cell table:style-name="ce16" office:value-type="string" calcext:value-type="string">
            <text:p>itm_moria_armor_c,itm_moria_armor_d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throwing_arrow,itm_orc_sabre,itm_orc_scimitar,itm_orc_simple_spear,itm_orc_skull_spear, itm_uruk_spear,</text:p>
          </table:table-cell>
          <table:table-cell table:style-name="ce16" office:value-type="string" calcext:value-type="string">
            <text:p>itm_moria_orc_shield_c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1" office:value-type="string" calcext:value-type="string">
            <text:p>tf_orc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machete,itm_orc_axe,itm_wood_club,</text:p>
          </table:table-cell>
          <table:table-cell table:style-name="ce16" office:value-type="string" calcext:value-type="string">
            <text:p>itm_orc_shield_a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0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1" office:value-type="string" calcext:value-type="string">
            <text:p>tf_orc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, itm_orc_bughelm_bad, itm_orc_beakhelm_bad,</text:p>
          </table:table-cell>
          <table:table-cell table:style-name="ce16" office:value-type="string" calcext:value-type="string">
            <text:p>itm_moria_armor_b,itm_moria_armor_c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simple_spear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0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1" office:value-type="string" calcext:value-type="string">
            <text:p>tf_orc| tfg_shield| tfg_armor| tfg_hel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eakhelm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simple_spear,itm_orc_bill,</text:p>
          </table:table-cell>
          <table:table-cell table:style-name="ce16" office:value-type="string" calcext:value-type="string">
            <text:p>itm_orc_throwing_axes,itm_moria_orc_shield_c,itm_moria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1" office:value-type="string" calcext:value-type="string">
            <text:p>tf_orc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axe,itm_orc_slasher,itm_orc_throwing_axes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1" office:value-type="string" calcext:value-type="string">
            <text:p>tf_orc| tfg_ranged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eakhelm_bad,</text:p>
          </table:table-cell>
          <table:table-cell table:style-name="ce16" office:value-type="string" calcext:value-type="string">
            <text:p>itm_moria_armor_b,</text:p>
          </table:table-cell>
          <table:table-cell table:style-name="ce16" table:number-columns-repeated="2"/>
          <table:table-cell table:style-name="ce16" office:value-type="string" calcext:value-type="string">
            <text:p><text:s/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4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1" office:value-type="string" calcext:value-type="string">
            <text:p>tf_orc| tfg_ranged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ughelm, itm_orc_beakhelm,</text:p>
          </table:table-cell>
          <table:table-cell table:style-name="ce16" office:value-type="string" calcext:value-type="string">
            <text:p>itm_moria_armor_c,itm_moria_armor_b,itm_moria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5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fell_goblin_archer_of_moria</text:p>
          </table:table-cell>
          <table:table-cell table:style-name="ce6" office:value-type="string" calcext:value-type="string">
            <text:p>Fell_Goblin_Archer_of_Moria</text:p>
          </table:table-cell>
          <table:table-cell table:style-name="ce6" office:value-type="string" calcext:value-type="string">
            <text:p>Fell_Goblin_Archers_of_Moria</text:p>
          </table:table-cell>
          <table:table-cell table:style-name="ce11" office:value-type="string" calcext:value-type="string">
            <text:p>tf_orc| tfg_ranged| tfg_boots| tfg_helm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orc_shield_b,itm_orc_shield_a,itm_moria_orc_shield_b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7|knows_power_dra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1" office:value-type="string" calcext:value-type="string">
            <text:p>tf_orc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lordly,itm_orc_bughelm_lordly,itm_uruk_helm_e,itm_uruk_helm_f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d,itm_dwarf_war_pick_old,</text:p>
          </table:table-cell>
          <table:table-cell table:style-name="ce16" office:value-type="string" calcext:value-type="string">
            <text:p>itm_orc_javelin,itm_orc_javelin,itm_moria_orc_shield_b,itm_moria_orc_shield_c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6|knows_power_throw_5|knows_ironflesh_7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1" office:value-type="string" calcext:value-type="string">
            <text:p>tf_orc| tfg_armor| tfg_helm| tfg_boots| tfg_shield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eakhelm_lordly,itm_uruk_helm_c,itm_uruk_helm_d,itm_uruk_helm_f,</text:p>
          </table:table-cell>
          <table:table-cell table:style-name="ce16" office:value-type="string" calcext:value-type="string">
            <text:p>(itm_moria_armor_e, imod_sturdy),(itm_moria_armor_e, imod_reinforced),(itm_moria_armor_e, imod_lordly),</text:p>
          </table:table-cell>
          <table:table-cell table:style-name="ce16"/>
          <table:table-cell table:style-name="ce16" office:value-type="string" calcext:value-type="string">
            <text:p>itm_uruk_greaves, itm_orc_greaves,</text:p>
          </table:table-cell>
          <table:table-cell table:style-name="ce16" office:value-type="string" calcext:value-type="string">
            <text:p>itm_rhun_falchion,itm_rhun_shortsword,itm_rhun_sword,</text:p>
          </table:table-cell>
          <table:table-cell table:style-name="ce16" office:value-type="string" calcext:value-type="string">
            <text:p>itm_orc_skull_spear,itm_uruk_spear, itm_moria_orc_shield_a, (itm_orc_shield_c, imod_reinforced)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5|knows_power_strike_4|knows_ironflesh_10|knows_shield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0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1" office:value-type="string" calcext:value-type="string">
            <text:p>tf_orc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a,itm_orc_tribal_a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lasher,itm_orc_simple_spear,itm_orc_simple_spear,itm_bone_cudgel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0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1" office:value-type="string" calcext:value-type="string">
            <text:p>tf_orc| tfg_armor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1" office:value-type="string" calcext:value-type="string">
            <text:p>tf_orc| tfg_shield| tfg_armor| tfg_helm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machete,itm_orc_scimitar,itm_orc_axe,itm_orc_skull_spear,</text:p>
          </table:table-cell>
          <table:table-cell table:style-name="ce16" office:value-type="string" calcext:value-type="string">
            <text:p>itm_orc_throwing_arrow,itm_orc_throwing_axes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1" office:value-type="string" calcext:value-type="string">
            <text:p>tf_orc| tfg_shield| tfg_armor| tfg_helm|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scimitar,itm_orc_axe,itm_orc_skull_spear,</text:p>
          </table:table-cell>
          <table:table-cell table:style-name="ce16" office:value-type="string" calcext:value-type="string">
            <text:p>itm_orc_javelin,itm_orc_throwing_arrow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5|knows_power_strike_4|knows_ironflesh_2|knows_shield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1" office:value-type="string" calcext:value-type="string">
            <text:p>tf_orc| tfg_armor|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itm_gundabad_helm_c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6" table:number-columns-repeated="2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1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machete,itm_orc_scimitar,itm_orc_falchion,</text:p>
          </table:table-cell>
          <table:table-cell table:style-name="ce16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1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d,itm_gundabad_helm_e,</text:p>
          </table:table-cell>
          <table:table-cell table:style-name="ce16" office:value-type="string" calcext:value-type="string">
            <text:p>itm_gundaba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scimitar,</text:p>
          </table:table-cell>
          <table:table-cell table:style-name="ce16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1" office:value-type="string" calcext:value-type="string">
            <text:p>tf_orc| tf_mounted| tfg_armor| tfg_horse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b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wood_club,itm_twohand_wood_club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1" office:value-type="string" calcext:value-type="string">
            <text:p>tf_orc| tf_mounted| tfg_armor| tfg_horse| 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b,itm_gundabad_helm_c,</text:p>
          </table:table-cell>
          <table:table-cell table:style-name="ce16" office:value-type="string" calcext:value-type="string">
            <text:p>itm_gundabad_armor_b,itm_gundabad_armor_b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orc_machete,itm_orc_scimitar,itm_orc_falchion,itm_twohand_wood_club,itm_orc_club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1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e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3a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0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ampion_gundabad</text:p>
          </table:table-cell>
          <table:table-cell table:style-name="ce6" office:value-type="string" calcext:value-type="string">
            <text:p>Gundabad_Orc_Champion</text:p>
          </table:table-cell>
          <table:table-cell table:style-name="ce6" office:value-type="string" calcext:value-type="string">
            <text:p>Gundabad_Orc_Champions</text:p>
          </table:table-cell>
          <table:table-cell table:style-name="ce11" office:value-type="string" calcext:value-type="string">
            <text:p>tf_orc| tfg_shield| tfg_armor| tfg_helm|tfg_boots| tf_no_capture_alive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d,</text:p>
          </table:table-cell>
          <table:table-cell table:style-name="ce16" office:value-type="string" calcext:value-type="string">
            <text:p><text:s/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cimitar,itm_orc_sabre,itm_orc_club_c,</text:p>
          </table:table-cell>
          <table:table-cell table:style-name="ce16" office:value-type="string" calcext:value-type="string">
            <text:p>itm_orc_javelin, <text:s/>itm_orc_throwing_axes,</text:p>
          </table:table-cell>
          <table:table-cell table:style-name="ce16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|knows_shield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0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1" office:value-type="string" calcext:value-type="string">
            <text:p>tf_evil_man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evil_light_arm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uruk_spear,itm_uruk_falchion_a,itm_orc_sabre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1" office:value-type="string" calcext:value-type="string">
            <text:p>tf_evil_man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mb_hood,itm_orc_coif,</text:p>
          </table:table-cell>
          <table:table-cell table:style-name="ce16" office:value-type="string" calcext:value-type="string">
            <text:p>itm_evil_light_armor,itm_m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mordor_sword,itm_uruk_pike_b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1" office:value-type="string" calcext:value-type="string">
            <text:p>tf_evil_man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longsword,itm_mordor_sword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1" office:value-type="string" calcext:value-type="string">
            <text:p>tf_evil_man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longsword,itm_orc_club_d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1" office:value-type="string" calcext:value-type="string">
            <text:p>tf_evil_man| tfg_gloves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itm_umb_hood,itm_umb_hood,</text:p>
          </table:table-cell>
          <table:table-cell table:style-name="ce16" office:value-type="string" calcext:value-type="string">
            <text:p>itm_m_armor_a,itm_m_armor_b,itm_black_num_armor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throwing_dagger, itm_corsair_throwing_dagger, itm_corsair_throwing_dagger,</text:p>
          </table:table-cell>
          <table:table-cell table:style-name="ce16" office:value-type="string" calcext:value-type="string">
            <text:p>itm_mordor_sword,itm_mordor_longsword, itm_umb_shield_a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1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mordor_longsword,itm_uruk_spear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1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<text:s/>itm_uruk_greaves,</text:p>
          </table:table-cell>
          <table:table-cell table:style-name="ce16" office:value-type="string" calcext:value-type="string">
            <text:p>itm_mordor_longsword,itm_uruk_spear, itm_uruk_pike_b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0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0"/>
          <table:table-cell table:style-name="ce1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" table:number-columns-repeated="1023" table:default-cell-style-name="ce13"/>
        <table:table-column table:style-name="co22" table:default-cell-style-name="ce13"/>
        <table:table-row table:style-name="ro6">
          <table:table-cell table:number-columns-repeated="7"/>
          <table:table-cell table:style-name="ce36" office:value-type="string" calcext:value-type="string">
            <text:p>Char 1</text:p>
          </table:table-cell>
          <table:table-cell table:style-name="ce36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2</text:p>
          </table:table-cell>
          <table:table-cell table:style-name="ce36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3</text:p>
          </table:table-cell>
          <table:table-cell table:style-name="ce36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4</text:p>
          </table:table-cell>
          <table:table-cell table:style-name="ce36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5</text:p>
          </table:table-cell>
          <table:table-cell table:style-name="ce36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6</text:p>
          </table:table-cell>
          <table:table-cell table:style-name="ce36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6" office:value-type="string" calcext:value-type="string">
            <text:p>Char 7</text:p>
          </table:table-cell>
          <table:table-cell table:style-name="ce36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5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0.00.0000</text:date>, <text:time style:data-style-name="N2" text:time-value="15:47:52.59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03-16T15:48:01.004000000</dc:date>
    <meta:editing-cycles>189</meta:editing-cycles>
    <meta:editing-duration>PT3H27M2S</meta:editing-duration>
    <meta:document-statistic meta:table-count="2" meta:cell-count="6705" meta:object-count="0"/>
  </office:meta>
</office:document-meta>
</file>